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2"/>
    <style:style style:name="P2" style:family="paragraph" style:parent-style-name="Quotations" style:list-style-name="L12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 Este punto 16 es <text:span text:style-name="Emphasis">muy</text:span> especial, porque completa el círculo:<text:line-break/>si los límites anteriores hablan de <text:span text:style-name="Strong_20_Emphasis">lo que un sistema puede hacer</text:span>,<text:line-break/>este habla de <text:span text:style-name="Strong_20_Emphasis">lo que un sistema puede </text:span><text:span text:style-name="Strong_20_Emphasis"><text:span text:style-name="Emphasis">ser</text:span></text:span> en términos de cómo representa el mundo.</text:p>
      <text:p text:style-name="Text_20_body">Los <text:span text:style-name="Strong_20_Emphasis">Límites de representación</text:span> son inevitables, profundos y estructurales.<text:line-break/>No dependen de energía, ni de memoria, ni de causalidad, ni de precisión, ni de complejidad…<text:line-break/>pero los atraviesan a todos.</text:p>
      <text:p text:style-name="Text_20_body">Este límite dice algo radical:</text:p>
      <text:p text:style-name="Quotations"><text:span text:style-name="Strong_20_Emphasis">Ningún sistema puede representar el mundo tal como es.<text:line-break/>Solo puede construir modelos parciales, discretos, filtrados y estructurados según su propia arquitectura.</text:span></text:p>
      <text:p text:style-name="Text_20_body">Vamos a desarrollarlo con la misma claridad y rigor que los anteriores.</text:p>
      <text:p text:style-name="Horizontal_20_Line"/>
      <text:h text:style-name="Heading_20_1" text:outline-level="1"><text:span text:style-name="Strong_20_Emphasis">16 — LÍMITES DE REPRESENTACIÓN</text:span></text:h>
      <text:p text:style-name="Text_20_body"><text:span text:style-name="Emphasis">(versión lógica, no biológica)</text:span></text:p>
      <text:h text:style-name="Heading_20_2" text:outline-level="2">1. Qué significa el límite de representación, lógicamente</text:h>
      <text:p text:style-name="Text_20_body">En cualquier sistema que procesa información:</text:p>
      <text:list xml:id="list793338061" text:style-name="L1">
        <text:list-item>
          <text:p text:style-name="P4">No puede representar todos los detalles del mundo. </text:p>
        </text:list-item>
        <text:list-item>
          <text:p text:style-name="P4">No puede representar todos los niveles de descripción simultáneamente. </text:p>
        </text:list-item>
        <text:list-item>
          <text:p text:style-name="P4">No puede representar estructuras infinitas. </text:p>
        </text:list-item>
        <text:list-item>
          <text:p text:style-name="P4">No puede representar relaciones arbitrariamente complejas. </text:p>
        </text:list-item>
        <text:list-item>
          <text:p text:style-name="P4">No puede representar sin elegir un “punto de vista” o marco. </text:p>
        </text:list-item>
        <text:list-item>
          <text:p text:style-name="P4">No puede representar sin perder información. </text:p>
        </text:list-item>
        <text:list-item>
          <text:p text:style-name="P4">No puede representar sin imponer una estructura interna. </text:p>
        </text:list-item>
        <text:list-item>
          <text:p text:style-name="P3">No puede representar sin discretizar, abstraer o filtrar. </text:p>
        </text:list-item>
      </text:list>
      <text:p text:style-name="Text_20_body">En términos lógicos:</text:p>
      <text:p text:style-name="Quotations"><text:span text:style-name="Strong_20_Emphasis">Toda representación es una simplificación.<text:line-break/>Toda simplificación es una pérdida.<text:line-break/>Toda pérdida es un límite.</text:span></text:p>
      <text:p text:style-name="Text_20_body">Este límite es tan fundamental como el de causalidad o entropía.</text:p>
      <text:p text:style-name="Horizontal_20_Line"/>
      <text:h text:style-name="Heading_20_1" text:outline-level="1"><text:soft-page-break/>2. Cómo restringe esto la inteligencia de un sistema</text:h>
      <text:p text:style-name="Text_20_body">El límite de representación afecta a varios aspectos fundamentales:</text:p>
      <text:h text:style-name="Heading_20_3" text:outline-level="3"><text:span text:style-name="Strong_20_Emphasis">2.1. Modelos internos incompletos</text:span></text:h>
      <text:p text:style-name="Text_20_body">El sistema no puede capturar toda la complejidad del mundo.<text:line-break/>Siempre habrá aspectos no representados.</text:p>
      <text:h text:style-name="Heading_20_3" text:outline-level="3"><text:span text:style-name="Strong_20_Emphasis">2.2. Ambigüedad estructural</text:span></text:h>
      <text:p text:style-name="Text_20_body">Distintos estados del mundo pueden proyectarse en la misma representación interna.<text:line-break/>Esto genera ambigüedad inevitable.</text:p>
      <text:h text:style-name="Heading_20_3" text:outline-level="3"><text:span text:style-name="Strong_20_Emphasis">2.3. Ceguera a ciertos patrones</text:span></text:h>
      <text:p text:style-name="Text_20_body">Si la arquitectura no puede representar cierto tipo de estructura:</text:p>
      <text:list xml:id="list2509237417" text:style-name="L2">
        <text:list-item>
          <text:p text:style-name="P6">no puede detectarla </text:p>
        </text:list-item>
        <text:list-item>
          <text:p text:style-name="P6">no puede aprenderla </text:p>
        </text:list-item>
        <text:list-item>
          <text:p text:style-name="P5">no puede razonar sobre ella </text:p>
        </text:list-item>
      </text:list>
      <text:h text:style-name="Heading_20_3" text:outline-level="3"><text:span text:style-name="Strong_20_Emphasis">2.4. Sesgo arquitectónico</text:span></text:h>
      <text:p text:style-name="Text_20_body">La forma en que el sistema representa determina:</text:p>
      <text:list xml:id="list3693293271" text:style-name="L3">
        <text:list-item>
          <text:p text:style-name="P8">qué ve </text:p>
        </text:list-item>
        <text:list-item>
          <text:p text:style-name="P8">qué ignora </text:p>
        </text:list-item>
        <text:list-item>
          <text:p text:style-name="P8">qué distingue </text:p>
        </text:list-item>
        <text:list-item>
          <text:p text:style-name="P8">qué confunde </text:p>
        </text:list-item>
        <text:list-item>
          <text:p text:style-name="P7">qué considera relevante </text:p>
        </text:list-item>
      </text:list>
      <text:p text:style-name="Text_20_body">La representación es el filtro que define su “realidad”.</text:p>
      <text:h text:style-name="Heading_20_3" text:outline-level="3"><text:span text:style-name="Strong_20_Emphasis">2.5. Limitación en la generalización</text:span></text:h>
      <text:p text:style-name="Text_20_body">Un sistema solo puede generalizar dentro del espacio de representaciones que puede construir.<text:line-break/>No puede generalizar más allá de su marco conceptual.</text:p>
      <text:h text:style-name="Heading_20_3" text:outline-level="3"><text:span text:style-name="Strong_20_Emphasis">2.6. Restricción en la creatividad</text:span></text:h>
      <text:p text:style-name="Text_20_body">La creatividad está limitada por:</text:p>
      <text:list xml:id="list2171747153" text:style-name="L4">
        <text:list-item>
          <text:p text:style-name="P10">las combinaciones posibles dentro del espacio representacional </text:p>
        </text:list-item>
        <text:list-item>
          <text:p text:style-name="P10">la estructura interna del sistema </text:p>
        </text:list-item>
        <text:list-item>
          <text:p text:style-name="P9">los tipos de transformaciones que puede aplicar </text:p>
        </text:list-item>
      </text:list>
      <text:h text:style-name="Heading_20_3" text:outline-level="3"><text:soft-page-break/><text:span text:style-name="Strong_20_Emphasis">2.7. Restricción en la comprensión</text:span></text:h>
      <text:p text:style-name="Text_20_body">Si algo no puede representarse, no puede comprenderse.<text:line-break/>La comprensión está limitada por la capacidad representacional.</text:p>
      <text:p text:style-name="Horizontal_20_Line"/>
      <text:h text:style-name="Heading_20_1" text:outline-level="1">3. Qué arquitectura minimiza el impacto del límite de representación</text:h>
      <text:p text:style-name="Text_20_body">Aquí viene la parte clave:<text:line-break/><text:span text:style-name="Strong_20_Emphasis">si ningún sistema puede representar el mundo tal como es,<text:line-break/>¿cómo debe organizarse para representar lo máximo posible con lo mínimo necesario?</text:span></text:p>
      <text:p text:style-name="Text_20_body">La arquitectura óptima tiene varias propiedades.</text:p>
      <text:p text:style-name="Horizontal_20_Line"/>
      <text:h text:style-name="Heading_20_3" text:outline-level="3"><text:span text:style-name="Strong_20_Emphasis">3.1. Representaciones jerárquicas</text:span></text:h>
      <text:p text:style-name="Text_20_body">No un único nivel, sino muchos:</text:p>
      <text:list xml:id="list3918880888" text:style-name="L5">
        <text:list-item>
          <text:p text:style-name="P12">bajo nivel (detalles) </text:p>
        </text:list-item>
        <text:list-item>
          <text:p text:style-name="P12">medio nivel (patrones) </text:p>
        </text:list-item>
        <text:list-item>
          <text:p text:style-name="P11">alto nivel (conceptos) </text:p>
        </text:list-item>
      </text:list>
      <text:p text:style-name="Text_20_body">Esto permite capturar estructuras complejas sin saturarse.</text:p>
      <text:p text:style-name="Horizontal_20_Line"/>
      <text:h text:style-name="Heading_20_3" text:outline-level="3"><text:span text:style-name="Strong_20_Emphasis">3.2. Representaciones distribuidas</text:span></text:h>
      <text:p text:style-name="Text_20_body">En lugar de un único símbolo por concepto:</text:p>
      <text:list xml:id="list3044156568" text:style-name="L6">
        <text:list-item>
          <text:p text:style-name="P14">múltiples unidades codifican un patrón </text:p>
        </text:list-item>
        <text:list-item>
          <text:p text:style-name="P14">la información se distribuye </text:p>
        </text:list-item>
        <text:list-item>
          <text:p text:style-name="P13">la representación es robusta y flexible </text:p>
        </text:list-item>
      </text:list>
      <text:p text:style-name="Text_20_body">Esto permite representar relaciones complejas.</text:p>
      <text:p text:style-name="Horizontal_20_Line"/>
      <text:h text:style-name="Heading_20_3" text:outline-level="3"><text:span text:style-name="Strong_20_Emphasis">3.3. Representaciones adaptativas</text:span></text:h>
      <text:p text:style-name="Text_20_body">La arquitectura óptima no usa un espacio fijo:</text:p>
      <text:list xml:id="list2617120392" text:style-name="L7">
        <text:list-item>
          <text:p text:style-name="P16">aprende nuevas representaciones </text:p>
        </text:list-item>
        <text:list-item>
          <text:p text:style-name="P16">reorganiza las existentes </text:p>
        </text:list-item>
        <text:list-item>
          <text:p text:style-name="P15">crea nuevas dimensiones conceptuales </text:p>
        </text:list-item>
      </text:list>
      <text:p text:style-name="Text_20_body">Esto permite expandir su “marco mental”.</text:p>
      <text:p text:style-name="Horizontal_20_Line"><text:soft-page-break/></text:p>
      <text:h text:style-name="Heading_20_3" text:outline-level="3"><text:span text:style-name="Strong_20_Emphasis">3.4. Representaciones multimodales</text:span></text:h>
      <text:p text:style-name="Text_20_body">Combinar:</text:p>
      <text:list xml:id="list2107509927" text:style-name="L8">
        <text:list-item>
          <text:p text:style-name="P18">señales </text:p>
        </text:list-item>
        <text:list-item>
          <text:p text:style-name="P18">patrones </text:p>
        </text:list-item>
        <text:list-item>
          <text:p text:style-name="P18">símbolos </text:p>
        </text:list-item>
        <text:list-item>
          <text:p text:style-name="P18">relaciones </text:p>
        </text:list-item>
        <text:list-item>
          <text:p text:style-name="P18">abstracciones </text:p>
        </text:list-item>
        <text:list-item>
          <text:p text:style-name="P17">probabilidades </text:p>
        </text:list-item>
      </text:list>
      <text:p text:style-name="Text_20_body">Esto permite capturar distintos aspectos del mundo.</text:p>
      <text:p text:style-name="Horizontal_20_Line"/>
      <text:h text:style-name="Heading_20_3" text:outline-level="3"><text:span text:style-name="Strong_20_Emphasis">3.5. Representaciones comprimidas</text:span></text:h>
      <text:p text:style-name="Text_20_body">Dado que no se puede representar todo:</text:p>
      <text:list xml:id="list2495907429" text:style-name="L9">
        <text:list-item>
          <text:p text:style-name="P20">se extrae lo esencial </text:p>
        </text:list-item>
        <text:list-item>
          <text:p text:style-name="P20">se ignora lo irrelevante </text:p>
        </text:list-item>
        <text:list-item>
          <text:p text:style-name="P19">se sintetiza lo redundante </text:p>
        </text:list-item>
      </text:list>
      <text:p text:style-name="Text_20_body">Esto maximiza la eficiencia informacional.</text:p>
      <text:p text:style-name="Horizontal_20_Line"/>
      <text:h text:style-name="Heading_20_3" text:outline-level="3"><text:span text:style-name="Strong_20_Emphasis">3.6. Representaciones probabilísticas</text:span></text:h>
      <text:p text:style-name="Text_20_body">Dado que la representación es incompleta:</text:p>
      <text:list xml:id="list3322174427" text:style-name="L10">
        <text:list-item>
          <text:p text:style-name="P22">se representan distribuciones </text:p>
        </text:list-item>
        <text:list-item>
          <text:p text:style-name="P22">no valores exactos </text:p>
        </text:list-item>
        <text:list-item>
          <text:p text:style-name="P21">no certezas absolutas </text:p>
        </text:list-item>
      </text:list>
      <text:p text:style-name="Text_20_body">Esto permite manejar ambigüedad.</text:p>
      <text:p text:style-name="Horizontal_20_Line"/>
      <text:h text:style-name="Heading_20_3" text:outline-level="3"><text:span text:style-name="Strong_20_Emphasis">3.7. Representaciones recursivas</text:span></text:h>
      <text:p text:style-name="Text_20_body">La arquitectura óptima puede representarse a sí misma:</text:p>
      <text:list xml:id="list4229141902" text:style-name="L11">
        <text:list-item>
          <text:p text:style-name="P24">parcialmente </text:p>
        </text:list-item>
        <text:list-item>
          <text:p text:style-name="P24">a distintos niveles </text:p>
        </text:list-item>
        <text:list-item>
          <text:p text:style-name="P23">con modelos aproximados </text:p>
        </text:list-item>
      </text:list>
      <text:p text:style-name="Text_20_body">Esto permite auto-mejora y auto-corrección.</text:p>
      <text:p text:style-name="Horizontal_20_Line"/>
      <text:h text:style-name="Heading_20_1" text:outline-level="1"><text:soft-page-break/>4. Resumen lógico del punto</text:h>
      <text:p text:style-name="Text_20_body">Podemos condensarlo así:</text:p>
      <text:p text:style-name="Quotations"><text:span text:style-name="Strong_20_Emphasis">Dado que ningún sistema puede representar el mundo en su totalidad,<text:line-break/>la arquitectura que minimiza el impacto del límite de representación es aquella que:</text:span></text:p>
      <text:list xml:id="list3356479795" text:style-name="L12">
        <text:list-item>
          <text:p text:style-name="P2">usa representaciones jerárquicas </text:p>
        </text:list-item>
        <text:list-item>
          <text:p text:style-name="P2">distribuye la información entre múltiples unidades </text:p>
        </text:list-item>
        <text:list-item>
          <text:p text:style-name="P2">adapta y expande su espacio representacional </text:p>
        </text:list-item>
        <text:list-item>
          <text:p text:style-name="P2">combina múltiples tipos de representación </text:p>
        </text:list-item>
        <text:list-item>
          <text:p text:style-name="P2">comprime lo irrelevante </text:p>
        </text:list-item>
        <text:list-item>
          <text:p text:style-name="P2">opera con representaciones probabilísticas </text:p>
        </text:list-item>
        <text:list-item>
          <text:p text:style-name="P1">se representa a sí misma de forma recursiva y aproximada </text:p>
        </text:list-item>
      </text:list>
      <text:p text:style-name="Text_20_body">Este límite es el que explica por qué:</text:p>
      <text:list xml:id="list1386130071" text:style-name="L13">
        <text:list-item>
          <text:p text:style-name="P26">no existe percepción perfecta </text:p>
        </text:list-item>
        <text:list-item>
          <text:p text:style-name="P26">no existe comprensión total </text:p>
        </text:list-item>
        <text:list-item>
          <text:p text:style-name="P26">no existe modelo completo </text:p>
        </text:list-item>
        <text:list-item>
          <text:p text:style-name="P26">no existe inteligencia infinita </text:p>
        </text:list-item>
        <text:list-item>
          <text:p text:style-name="P25">no existe representación sin sesgo </text:p>
        </text:list-item>
      </text:list>
      <text:p text:style-name="Text_20_body">Y es también el límite que prepara el terreno para la arquitectura óptima que estás construyendo.</text:p>
      <text:p text:style-name="Horizontal_20_Line"/>
      <text:p text:style-name="Text_20_body">Si quieres, ahora podemos:</text:p>
      <text:list xml:id="list568236942" text:style-name="L14">
        <text:list-item>
          <text:p text:style-name="P28">seguir con un <text:span text:style-name="Strong_20_Emphasis">punto 17</text:span> (hay uno muy potente: <text:span text:style-name="Emphasis">Límites de acción</text:span>), </text:p>
        </text:list-item>
        <text:list-item>
          <text:p text:style-name="P28">o cerrar la lista y pasar a la <text:span text:style-name="Strong_20_Emphasis">síntesis general</text:span>, </text:p>
        </text:list-item>
        <text:list-item>
          <text:p text:style-name="P27">o empezar a construir la <text:span text:style-name="Strong_20_Emphasis">arquitectura óptima completa</text:span> a partir de los 16 límites.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0:20:27.740000000</meta:creation-date>
    <dc:date>2026-04-04T10:21:09.480000000</dc:date>
    <meta:editing-duration>PT41S</meta:editing-duration>
    <meta:editing-cycles>1</meta:editing-cycles>
    <meta:document-statistic meta:table-count="0" meta:image-count="0" meta:object-count="0" meta:page-count="5" meta:paragraph-count="118" meta:word-count="842" meta:character-count="5504" meta:non-whitespace-character-count="4779"/>
    <meta:generator>LibreOffice/7.3.5.2$Windows_X86_64 LibreOffice_project/184fe81b8c8c30d8b5082578aee2fed2ea847c01</meta:generator>
  </office:meta>
</office:document-meta>
</file>